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1082f"/>
    </style:style>
    <style:style style:name="P2" style:family="paragraph" style:parent-style-name="Header">
      <style:text-properties fo:color="#b2b2b2" fo:font-weight="bold" officeooo:rsid="0011082f" officeooo:paragraph-rsid="0011082f" style:font-weight-asian="bold" style:font-weight-complex="bold"/>
    </style:style>
    <style:style style:name="P3" style:family="paragraph" style:parent-style-name="Standard">
      <style:text-properties officeooo:rsid="0011082f" officeooo:paragraph-rsid="0011082f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11082f" officeooo:paragraph-rsid="0011082f" style:font-size-asian="22pt" style:font-weight-asian="bold" style:font-size-complex="22pt" style:font-weight-complex="bold"/>
    </style:style>
    <style:style style:name="P5" style:family="paragraph" style:parent-style-name="Standard">
      <style:text-properties fo:color="#2a6099" fo:font-size="16pt" fo:font-weight="bold" officeooo:rsid="0011d851" officeooo:paragraph-rsid="0011d851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2a6099" fo:font-size="18pt" fo:font-weight="bold" officeooo:rsid="0011082f" officeooo:paragraph-rsid="0011082f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2a6099" fo:font-size="18pt" fo:font-weight="bold" officeooo:rsid="0011082f" officeooo:paragraph-rsid="0024a781" style:font-size-asian="18pt" style:font-weight-asian="bold" style:font-size-complex="18pt" style:font-weight-complex="bold"/>
    </style:style>
    <style:style style:name="P8" style:family="paragraph" style:parent-style-name="Standard">
      <style:text-properties style:use-window-font-color="true" fo:font-size="14pt" fo:font-weight="bold" officeooo:rsid="0011d851" officeooo:paragraph-rsid="0011d851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style:use-window-font-color="true" fo:font-size="14pt" style:text-underline-style="solid" style:text-underline-width="auto" style:text-underline-color="font-color" fo:font-weight="bold" officeooo:rsid="0011d851" officeooo:paragraph-rsid="0011d851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fo:font-size="14pt" style:text-underline-style="none" fo:font-weight="normal" officeooo:rsid="0011d851" officeooo:paragraph-rsid="0011d85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use-window-font-color="true" fo:font-size="14pt" style:text-underline-style="none" fo:font-weight="bold" officeooo:rsid="0024a781" officeooo:paragraph-rsid="0024a781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text-properties style:use-window-font-color="true" fo:font-size="12pt" style:text-underline-style="none" fo:font-weight="bold" officeooo:rsid="0024a781" officeooo:paragraph-rsid="0024a781" fo:background-color="transparent" style:font-size-asian="12pt" style:font-weight-asian="bold" style:font-size-complex="12pt" style:font-weight-complex="bold"/>
    </style:style>
    <style:style style:name="P13" style:family="paragraph" style:parent-style-name="Standard" style:list-style-name="L5">
      <style:text-properties style:use-window-font-color="true" fo:font-size="12pt" style:text-underline-style="none" fo:font-weight="bold" officeooo:rsid="0024a781" officeooo:paragraph-rsid="0024a781" fo:background-color="transparent" style:font-size-asian="12pt" style:font-weight-asian="bold" style:font-size-complex="12pt" style:font-weight-complex="bold"/>
    </style:style>
    <style:style style:name="P14" style:family="paragraph" style:parent-style-name="Standard" style:list-style-name="L5">
      <style:text-properties style:use-window-font-color="true" fo:font-size="12pt" style:text-underline-style="none" fo:font-weight="bold" officeooo:rsid="002792ef" officeooo:paragraph-rsid="0027fdc1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fo:font-size="12pt" style:text-underline-style="none" fo:font-weight="normal" officeooo:rsid="0027fdc1" officeooo:paragraph-rsid="0027fdc1" fo:background-color="transparent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style:use-window-font-color="true" fo:font-size="12pt" style:text-underline-style="none" fo:font-weight="normal" officeooo:rsid="0024a781" officeooo:paragraph-rsid="0024a781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fo:font-size="12pt" style:text-underline-style="none" fo:font-weight="normal" officeooo:rsid="0024a781" officeooo:paragraph-rsid="0024a781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24a781" officeooo:paragraph-rsid="0024a781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use-window-font-color="true" fo:font-size="12pt" style:text-underline-style="solid" style:text-underline-width="auto" style:text-underline-color="font-color" fo:font-weight="normal" officeooo:rsid="0027fdc1" officeooo:paragraph-rsid="0027fdc1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fo:font-size="12pt" style:text-underline-style="solid" style:text-underline-width="auto" style:text-underline-color="font-color" fo:font-weight="bold" officeooo:rsid="0027fdc1" officeooo:paragraph-rsid="0027fdc1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officeooo:paragraph-rsid="0011d851"/>
    </style:style>
    <style:style style:name="P22" style:family="paragraph" style:parent-style-name="Standard">
      <style:text-properties officeooo:rsid="0011d851" officeooo:paragraph-rsid="0011d851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4f58c" officeooo:paragraph-rsid="0014f58c" style:font-weight-asian="bold" style:font-weight-complex="bold"/>
    </style:style>
    <style:style style:name="P24" style:family="paragraph" style:parent-style-name="Standard">
      <style:text-properties fo:font-size="12pt" officeooo:paragraph-rsid="0011d851" style:font-size-asian="12pt" style:font-size-complex="12pt"/>
    </style:style>
    <style:style style:name="P25" style:family="paragraph" style:parent-style-name="Standard">
      <style:text-properties fo:font-size="12pt" officeooo:rsid="0011d851" officeooo:paragraph-rsid="0011d851" style:font-size-asian="12pt" style:font-size-complex="12pt"/>
    </style:style>
    <style:style style:name="P26" style:family="paragraph" style:parent-style-name="Standard" style:list-style-name="L4">
      <style:paragraph-properties fo:text-align="justify" style:justify-single-word="false"/>
      <style:text-properties fo:font-size="12pt" officeooo:rsid="0011d851" officeooo:paragraph-rsid="0011d851" style:font-size-asian="12pt" style:font-size-complex="12pt"/>
    </style:style>
    <style:style style:name="P27" style:family="paragraph" style:parent-style-name="Standard">
      <style:text-properties fo:font-size="12pt" officeooo:rsid="0011d851" officeooo:paragraph-rsid="0019073e" style:font-size-asian="12pt" style:font-size-complex="12pt"/>
    </style:style>
    <style:style style:name="P28" style:family="paragraph" style:parent-style-name="Standard">
      <style:text-properties fo:font-size="12pt" officeooo:paragraph-rsid="0014f58c" style:font-size-asian="12pt" style:font-size-complex="12pt"/>
    </style:style>
    <style:style style:name="P29" style:family="paragraph" style:parent-style-name="Standard" style:list-style-name="L5">
      <style:text-properties fo:font-size="12pt" officeooo:rsid="002630fc" officeooo:paragraph-rsid="002630fc" style:font-size-asian="12pt" style:font-size-complex="12pt"/>
    </style:style>
    <style:style style:name="P30" style:family="paragraph" style:parent-style-name="Standard">
      <style:text-properties fo:font-size="12pt" officeooo:rsid="002630fc" officeooo:paragraph-rsid="002630fc" style:font-size-asian="12pt" style:font-size-complex="12pt"/>
    </style:style>
    <style:style style:name="P31" style:family="paragraph" style:parent-style-name="Standard">
      <style:text-properties fo:font-size="12pt" officeooo:rsid="002792ef" officeooo:paragraph-rsid="002630fc" style:font-size-asian="12pt" style:font-size-complex="12pt"/>
    </style:style>
    <style:style style:name="P32" style:family="paragraph" style:parent-style-name="Standard">
      <style:text-properties fo:font-size="12pt" officeooo:rsid="002792ef" officeooo:paragraph-rsid="002792ef" style:font-size-asian="12pt" style:font-size-complex="12pt"/>
    </style:style>
    <style:style style:name="P33" style:family="paragraph" style:parent-style-name="Standard" style:list-style-name="L5">
      <style:text-properties fo:font-size="12pt" officeooo:paragraph-rsid="002792ef" style:font-size-asian="12pt" style:font-size-complex="12pt"/>
    </style:style>
    <style:style style:name="P34" style:family="paragraph" style:parent-style-name="Standard">
      <style:text-properties fo:font-size="12pt" style:text-underline-style="none" fo:font-weight="normal" officeooo:rsid="00212d8d" officeooo:paragraph-rsid="00212d8d" style:font-size-asian="10.5pt" style:font-weight-asian="normal" style:font-size-complex="12pt" style:font-weight-complex="normal"/>
    </style:style>
    <style:style style:name="P35" style:family="paragraph" style:parent-style-name="Standard" style:list-style-name="L5">
      <style:text-properties fo:font-size="12pt" style:text-underline-style="none" fo:font-weight="bold" officeooo:rsid="002792ef" officeooo:paragraph-rsid="0027fdc1" style:font-size-asian="12pt" style:font-weight-asian="bold" style:font-size-complex="12pt" style:font-weight-complex="bold"/>
    </style:style>
    <style:style style:name="P36" style:family="paragraph" style:parent-style-name="Standard" style:list-style-name="L5">
      <style:text-properties fo:font-size="12pt" style:text-underline-style="none" fo:font-weight="bold" officeooo:rsid="002630fc" officeooo:paragraph-rsid="002630fc" style:font-size-asian="12pt" style:font-weight-asian="bold" style:font-size-complex="12pt" style:font-weight-complex="bold"/>
    </style:style>
    <style:style style:name="P37" style:family="paragraph" style:parent-style-name="Standard" style:list-style-name="L4">
      <style:paragraph-properties fo:text-align="justify" style:justify-single-word="false"/>
      <style:text-properties officeooo:paragraph-rsid="0019073e"/>
    </style:style>
    <style:style style:name="P38" style:family="paragraph" style:parent-style-name="Standard">
      <style:text-properties officeooo:rsid="001fee5f" officeooo:paragraph-rsid="001fee5f"/>
    </style:style>
    <style:style style:name="P39" style:family="paragraph" style:parent-style-name="Standard">
      <style:text-properties officeooo:paragraph-rsid="001fee5f"/>
    </style:style>
    <style:style style:name="P40" style:family="paragraph" style:parent-style-name="Standard">
      <style:text-properties officeooo:paragraph-rsid="002099d5"/>
    </style:style>
    <style:style style:name="P41" style:family="paragraph" style:parent-style-name="Standard">
      <style:text-properties officeooo:rsid="002099d5" officeooo:paragraph-rsid="002099d5"/>
    </style:style>
    <style:style style:name="P42" style:family="paragraph" style:parent-style-name="Standard">
      <style:text-properties fo:font-size="14pt" style:text-underline-style="solid" style:text-underline-width="auto" style:text-underline-color="font-color" fo:font-weight="bold" officeooo:rsid="00212d8d" officeooo:paragraph-rsid="00212d8d" style:font-size-asian="14pt" style:font-weight-asian="bold" style:font-size-complex="14pt" style:font-weight-complex="bold"/>
    </style:style>
    <style:style style:name="P43" style:family="paragraph" style:parent-style-name="Standard">
      <style:text-properties officeooo:paragraph-rsid="00212d8d"/>
    </style:style>
    <style:style style:name="T1" style:family="text">
      <style:text-properties fo:color="#b2b2b2" fo:font-weight="bold" officeooo:rsid="0011082f" style:font-weight-asian="bold" style:font-weight-complex="bold"/>
    </style:style>
    <style:style style:name="T2" style:family="text">
      <style:text-properties fo:color="#b2b2b2" fo:font-weight="bold" officeooo:rsid="001fff75" style:font-weight-asian="bold" style:font-weight-complex="bold"/>
    </style:style>
    <style:style style:name="T3" style:family="text">
      <style:text-properties style:use-window-font-color="true" fo:font-size="14pt" style:text-underline-style="none" fo:font-weight="normal" fo:background-color="transparent" loext:char-shading-value="0" style:font-size-asian="14pt" style:font-weight-asian="normal" style:font-size-complex="14pt" style:font-weight-complex="normal"/>
    </style:style>
    <style:style style:name="T4" style:family="text">
      <style:text-properties style:use-window-font-color="true" fo:font-size="14pt" style:text-underline-style="none" fo:font-weight="normal" officeooo:rsid="0012f8bf" fo:background-color="transparent" loext:char-shading-value="0" style:font-size-asian="14pt" style:font-weight-asian="normal" style:font-size-complex="14pt" style:font-weight-complex="normal"/>
    </style:style>
    <style:style style:name="T5" style:family="text">
      <style:text-properties style:use-window-font-color="true" fo:font-size="14pt" style:text-underline-style="none" fo:font-weight="normal" officeooo:rsid="001ab105" fo:background-color="transparent" loext:char-shading-value="0" style:font-size-asian="14pt" style:font-weight-asian="normal" style:font-size-complex="14pt" style:font-weight-complex="normal"/>
    </style:style>
    <style:style style:name="T6" style:family="text">
      <style:text-properties style:use-window-font-color="true" fo:font-size="14pt" style:text-underline-style="none" fo:font-weight="normal" officeooo:rsid="001fc774" fo:background-color="transparent" loext:char-shading-value="0" style:font-size-asian="14pt" style:font-weight-asian="normal" style:font-size-complex="14pt" style:font-weight-complex="normal"/>
    </style:style>
    <style:style style:name="T7" style:family="text">
      <style:text-properties style:use-window-font-color="true" fo:font-size="14pt" officeooo:rsid="0012f8bf" fo:background-color="transparent" loext:char-shading-value="0" style:font-size-asian="14pt" style:font-size-complex="14pt"/>
    </style:style>
    <style:style style:name="T8" style:family="text">
      <style:text-properties style:use-window-font-color="true" fo:font-size="14pt" fo:background-color="transparent" loext:char-shading-value="0" style:font-size-asian="14pt" style:font-size-complex="14pt"/>
    </style:style>
    <style:style style:name="T9" style:family="text">
      <style:text-properties style:use-window-font-color="true" style:text-underline-style="none" fo:font-weight="normal" officeooo:rsid="0011d851" fo:background-color="transparent" loext:char-shading-value="0" style:font-weight-asian="normal" style:font-weight-complex="normal"/>
    </style:style>
    <style:style style:name="T10" style:family="text">
      <style:text-properties style:use-window-font-color="true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style:text-underline-style="none" fo:font-weight="normal" officeooo:rsid="0012f8bf" fo:background-color="transparent" loext:char-shading-value="0" style:font-weight-asian="normal" style:font-weight-complex="normal"/>
    </style:style>
    <style:style style:name="T12" style:family="text">
      <style:text-properties style:use-window-font-color="true" style:text-underline-style="none" fo:font-weight="normal" officeooo:rsid="0014f58c" fo:background-color="transparent" loext:char-shading-value="0" style:font-weight-asian="normal" style:font-weight-complex="normal"/>
    </style:style>
    <style:style style:name="T13" style:family="text">
      <style:text-properties style:use-window-font-color="true" style:text-underline-style="none" fo:font-weight="normal" officeooo:rsid="0016e3a1" fo:background-color="transparent" loext:char-shading-value="0" style:font-weight-asian="normal" style:font-weight-complex="normal"/>
    </style:style>
    <style:style style:name="T14" style:family="text">
      <style:text-properties style:use-window-font-color="true" style:text-underline-style="none" fo:font-weight="normal" officeooo:rsid="001fc774" fo:background-color="transparent" loext:char-shading-value="0" style:font-weight-asian="normal" style:font-weight-complex="normal"/>
    </style:style>
    <style:style style:name="T15" style:family="text">
      <style:text-properties style:use-window-font-color="true" style:text-underline-style="none" fo:font-weight="normal" officeooo:rsid="002792ef" fo:background-color="transparent" loext:char-shading-value="0" style:font-weight-asian="normal" style:font-weight-complex="normal"/>
    </style:style>
    <style:style style:name="T16" style:family="text">
      <style:text-properties style:use-window-font-color="true" style:text-underline-style="none" fo:font-weight="normal" officeooo:rsid="002930a6" fo:background-color="transparent" loext:char-shading-value="0" style:font-weight-asian="normal" style:font-weight-complex="normal"/>
    </style:style>
    <style:style style:name="T17" style:family="text">
      <style:text-properties style:use-window-font-color="true" style:text-underline-style="none" fo:font-weight="bold" officeooo:rsid="0011d851" fo:background-color="transparent" loext:char-shading-value="0" style:font-weight-asian="bold" style:font-weight-complex="bold"/>
    </style:style>
    <style:style style:name="T18" style:family="text">
      <style:text-properties style:use-window-font-color="true" style:text-underline-style="none" fo:font-weight="bold" fo:background-color="transparent" loext:char-shading-value="0" style:font-weight-asian="bold" style:font-weight-complex="bold"/>
    </style:style>
    <style:style style:name="T19" style:family="text">
      <style:text-properties style:use-window-font-color="true" style:text-underline-style="none" fo:font-weight="bold" officeooo:rsid="0012f8bf" fo:background-color="transparent" loext:char-shading-value="0" style:font-weight-asian="bold" style:font-weight-complex="bold"/>
    </style:style>
    <style:style style:name="T20" style:family="text">
      <style:text-properties style:use-window-font-color="true" style:text-underline-style="none" fo:font-weight="bold" officeooo:rsid="0014f58c" fo:background-color="transparent" loext:char-shading-value="0" style:font-weight-asian="bold" style:font-weight-complex="bold"/>
    </style:style>
    <style:style style:name="T21" style:family="text">
      <style:text-properties style:use-window-font-color="true" style:text-underline-style="none" fo:font-weight="bold" officeooo:rsid="0016e3a1" fo:background-color="transparent" loext:char-shading-value="0" style:font-weight-asian="bold" style:font-weight-complex="bold"/>
    </style:style>
    <style:style style:name="T22" style:family="text">
      <style:text-properties style:use-window-font-color="true" style:text-underline-style="none" fo:font-weight="bold" officeooo:rsid="0019073e" fo:background-color="transparent" loext:char-shading-value="0" style:font-weight-asian="bold" style:font-weight-complex="bold"/>
    </style:style>
    <style:style style:name="T23" style:family="text">
      <style:text-properties style:use-window-font-color="true" style:text-underline-style="none" fo:font-weight="bold" officeooo:rsid="002930a6" fo:background-color="transparent" loext:char-shading-value="0" style:font-weight-asian="bold" style:font-weight-complex="bold"/>
    </style:style>
    <style:style style:name="T24" style:family="text">
      <style:text-properties style:use-window-font-color="true" fo:font-size="12pt" style:text-underline-style="none" fo:font-weight="normal" officeooo:rsid="0011d851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use-window-font-color="true" fo:font-size="12pt" style:text-underline-style="none" fo:font-weight="normal" officeooo:rsid="0019073e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use-window-font-color="true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use-window-font-color="true" fo:font-size="12pt" style:text-underline-style="none" fo:font-weight="normal" officeooo:rsid="001ab105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use-window-font-color="true" fo:font-size="12pt" style:text-underline-style="none" fo:font-weight="normal" officeooo:rsid="001bb56b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use-window-font-color="true" fo:font-size="12pt" style:text-underline-style="none" fo:font-weight="normal" officeooo:rsid="001cee28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use-window-font-color="true" fo:font-size="12pt" style:text-underline-style="none" fo:font-weight="normal" officeooo:rsid="001ecc99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style:use-window-font-color="true" fo:font-size="12pt" style:text-underline-style="none" fo:font-weight="normal" officeooo:rsid="002099d5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style:use-window-font-color="true" fo:font-size="12pt" style:text-underline-style="none" fo:font-weight="normal" officeooo:rsid="0014f58c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style:use-window-font-color="true" fo:font-size="12pt" style:text-underline-style="none" fo:font-weight="normal" officeooo:rsid="00212d8d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style:use-window-font-color="true" fo:font-size="12pt" style:text-underline-style="none" fo:font-weight="normal" officeooo:rsid="0016e3a1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style:use-window-font-color="true" fo:font-size="12pt" style:text-underline-style="none" fo:font-weight="normal" officeooo:rsid="00212f60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style:use-window-font-color="true" fo:font-size="12pt" style:text-underline-style="none" fo:font-weight="normal" officeooo:rsid="00221d0b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style:use-window-font-color="true" fo:font-size="12pt" style:text-underline-style="none" fo:font-weight="bold" officeooo:rsid="001ab105" fo:background-color="transparent" loext:char-shading-value="0" style:font-size-asian="12pt" style:font-weight-asian="bold" style:font-size-complex="12pt" style:font-weight-complex="bold"/>
    </style:style>
    <style:style style:name="T38" style:family="text">
      <style:text-properties style:use-window-font-color="true" fo:font-size="12pt" style:text-underline-style="none" fo:font-weight="bold" officeooo:rsid="001cee28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style:use-window-font-color="true" fo:font-size="12pt" style:text-underline-style="none" fo:font-weight="bold" officeooo:rsid="001fc774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style:use-window-font-color="true" fo:font-size="12pt" style:text-underline-style="none" fo:font-weight="bold" officeooo:rsid="001fee5f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style:use-window-font-color="true" fo:font-size="12pt" style:text-underline-style="none" fo:font-weight="bold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style:use-window-font-color="true" fo:font-size="12pt" style:text-underline-style="none" fo:font-weight="bold" officeooo:rsid="002099d5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style:use-window-font-color="true" fo:font-size="12pt" style:text-underline-style="none" fo:font-weight="bold" officeooo:rsid="00212f60" fo:background-color="transparent" loext:char-shading-value="0" style:font-size-asian="12pt" style:font-weight-asian="bold" style:font-size-complex="12pt" style:font-weight-complex="bold"/>
    </style:style>
    <style:style style:name="T44" style:family="text">
      <style:text-properties style:use-window-font-color="true" fo:font-size="12pt" style:text-underline-style="none" fo:font-weight="bold" officeooo:rsid="0021d27d" fo:background-color="transparent" loext:char-shading-value="0" style:font-size-asian="12pt" style:font-weight-asian="bold" style:font-size-complex="12pt" style:font-weight-complex="bold"/>
    </style:style>
    <style:style style:name="T45" style:family="text">
      <style:text-properties style:use-window-font-color="true" fo:background-color="transparent" loext:char-shading-value="0"/>
    </style:style>
    <style:style style:name="T46" style:family="text">
      <style:text-properties style:use-window-font-color="true" officeooo:rsid="0027fdc1" fo:background-color="transparent" loext:char-shading-value="0"/>
    </style:style>
    <style:style style:name="T47" style:family="text">
      <style:text-properties style:use-window-font-color="true" officeooo:rsid="0024a781" fo:background-color="transparent" loext:char-shading-value="0"/>
    </style:style>
    <style:style style:name="T48" style:family="text">
      <style:text-properties style:text-underline-style="none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size="12pt" officeooo:rsid="001f82c2" style:font-size-asian="12pt" style:font-size-complex="12pt"/>
    </style:style>
    <style:style style:name="T52" style:family="text">
      <style:text-properties fo:font-size="12pt" fo:font-weight="bold" officeooo:rsid="001ecc99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1f82c2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1fc774" style:font-size-asian="12pt" style:font-weight-asian="bold" style:font-size-complex="12pt" style:font-weight-complex="bold"/>
    </style:style>
    <style:style style:name="T55" style:family="text">
      <style:text-properties officeooo:rsid="001fc774"/>
    </style:style>
    <style:style style:name="T56" style:family="text">
      <style:text-properties officeooo:rsid="0024a781"/>
    </style:style>
    <style:style style:name="T57" style:family="text">
      <style:text-properties officeooo:rsid="002630fc"/>
    </style:style>
    <style:style style:name="T58" style:family="text">
      <style:text-properties officeooo:rsid="0027fd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/>
      <text:p text:style-name="P4">Análisis de requisitos: Casos de uso Zytrip</text:p>
      <text:p text:style-name="P3"/>
      <text:p text:style-name="P3"/>
      <text:p text:style-name="P6">Requisitos funcionales</text:p>
      <text:p text:style-name="P8">Tipos de usuario y descripción de las funciones que puede realizar cada uno de ellos.</text:p>
      <text:p text:style-name="P8"/>
      <text:p text:style-name="P9"><text:span text:style-name="T48">1.1 </text:span>Usuario Anónimo</text:p>
      <text:p text:style-name="P10"><text:tab/></text:p>
      <text:p text:style-name="P24"><text:span text:style-name="T9">El usuario anónimo puede:</text:span></text:p>
      <text:p text:style-name="P24"><text:span text:style-name="T9"/></text:p>
      <text:p text:style-name="P24"><text:span text:style-name="T9"><text:tab/></text:span><text:span text:style-name="T17">1.1.1 Acceder a Zytrip</text:span></text:p>
      <text:list xml:id="list1241158539" text:style-name="L4">
        <text:list-header>
          <text:p text:style-name="P26"><text:span text:style-name="T10">El usuario anónimo podrá acceder a distintas funcionalidades de Zytrip sin la necesidad de realizar el login al no estar registrado.</text:span></text:p>
        </text:list-header>
      </text:list>
      <text:p text:style-name="P25"><text:span text:style-name="T10"><text:tab/></text:span></text:p>
      <text:p text:style-name="P25"><text:span text:style-name="T10"><text:tab/></text:span><text:span text:style-name="T18">1.1.2 Acceder a la sección de viajes</text:span></text:p>
      <text:p text:style-name="P25"><text:span text:style-name="T18"><text:tab/></text:span><text:span text:style-name="T11">Podrá entrar en la sección de viajes y consultar la información, itinerario y valoraciones de <text:tab/>cada uno de éstos.</text:span></text:p>
      <text:p text:style-name="P25"><text:span text:style-name="T11"/></text:p>
      <text:p text:style-name="P25"><text:span text:style-name="T11"><text:tab/></text:span><text:span text:style-name="T19">1.1.3 Realizar búsquedas de viajes</text:span></text:p>
      <text:p text:style-name="P25"><text:span text:style-name="T11"><text:tab/>En la sección de viajes podrá realizar búsquedas filtradas según un intervalo de precio o <text:tab/>según la valoración mínima del viaje.</text:span></text:p>
      <text:p text:style-name="P25"><text:span text:style-name="T11"/></text:p>
      <text:p text:style-name="P25"><text:span text:style-name="T11"><text:tab/></text:span><text:span text:style-name="T19">1.1.4 Hacer uso del formulario interactivo</text:span></text:p>
      <text:p text:style-name="P25"><text:span text:style-name="T11"><text:tab/>Tendrá a su disposición en todo momento un formulario interactivo que le ayudará a <text:tab/>encontrar su experiencia ideal según una serie de parámetros o preferencias que el <text:tab/>usuario podrá marcar o no.</text:span></text:p>
      <text:p text:style-name="P25"><text:span text:style-name="T11"/></text:p>
      <text:p text:style-name="P25"><text:span text:style-name="T11"><text:tab/></text:span><text:span text:style-name="T20">1.1.5 Acceder a la guía y sección de preguntas frecuentes</text:span></text:p>
      <text:p text:style-name="P25"><text:span text:style-name="T12"><text:tab/>Podrá entrar en la guía y sección de preguntas frecuentes para informarse acerca de Zytrip y <text:tab/>consultar la guía y preguntas frecuentes acerca de la navegación básica</text:span></text:p>
      <text:p text:style-name="P25"><text:span text:style-name="T11"/></text:p>
      <text:p text:style-name="P25"><text:span text:style-name="T11"><text:tab/></text:span><text:span text:style-name="T21">1.1.6 Consultar los resultados de la Técnica de Recomendación por Popularidad</text:span></text:p>
      <text:p text:style-name="P25"><text:span text:style-name="T11"><text:tab/></text:span><text:span text:style-name="T13">Tendrá a su disposición los resultados de la técnica de recomendación por popularidad, la <text:tab/>cual mostrará al usuario las experiencias más populares entre <text:s/>los usuarios, es decir, las más <text:tab/>realizadas y que tengan una mejor valoración.</text:span></text:p>
      <text:p text:style-name="P25"><text:span text:style-name="T13"/></text:p>
      <text:p text:style-name="P25"><text:span text:style-name="T13"><text:tab/></text:span><text:span text:style-name="T21">1.1.7 Consultar los resultados de los viajes parecidos a los visitados en la navegación</text:span></text:p>
      <text:p text:style-name="P25"><text:span text:style-name="T11"><text:tab/></text:span><text:span text:style-name="T13">Tendrá a su disposición los resultados de aquellos viajes parecidos a los ya visitados durante <text:tab/>su navegación.</text:span></text:p>
      <text:p text:style-name="P22"><text:span text:style-name="T4"/></text:p>
      <text:p text:style-name="P22"><text:span text:style-name="T4"><text:tab/></text:span></text:p>
      <text:p text:style-name="P22"><text:span text:style-name="T4"/></text:p>
      <text:p text:style-name="P22"><text:span text:style-name="T4"/></text:p>
      <text:p text:style-name="P23"><text:soft-page-break/><text:span text:style-name="T7"/></text:p>
      <text:p text:style-name="P23"><text:span text:style-name="T7">1.</text:span><text:span text:style-name="T8">2 Usuario Registrado</text:span></text:p>
      <text:p text:style-name="P23"><text:span text:style-name="T8"/></text:p>
      <text:p text:style-name="P28"><text:span text:style-name="T12">El usuario registrado </text:span><text:span text:style-name="T13">puede</text:span><text:span text:style-name="T12">:</text:span></text:p>
      <text:p text:style-name="P25"><text:span text:style-name="T11"/></text:p>
      <text:p text:style-name="P27"><text:span text:style-name="T11"><text:tab/></text:span><text:span text:style-name="T18">1.</text:span><text:span text:style-name="T22">2</text:span><text:span text:style-name="T18">.1 Acceder a Zytrip</text:span></text:p>
      <text:list xml:id="list123856694861304" text:continue-numbering="true" text:style-name="L4">
        <text:list-header>
          <text:p text:style-name="P37"><text:span text:style-name="T24">El usuario </text:span><text:span text:style-name="T25">registrado</text:span><text:span text:style-name="T24"> podrá acceder a distintas funcionalidades de Zytrip sin la necesidad de realizar el login</text:span></text:p>
        </text:list-header>
      </text:list>
      <text:p text:style-name="P27"><text:span text:style-name="T10"><text:tab/></text:span></text:p>
      <text:p text:style-name="P27"><text:span text:style-name="T10"><text:tab/></text:span><text:span text:style-name="T18">1.</text:span><text:span text:style-name="T22">2</text:span><text:span text:style-name="T18">.2 Acceder a la sección de viajes</text:span></text:p>
      <text:p text:style-name="P27"><text:span text:style-name="T18"><text:tab/></text:span><text:span text:style-name="T11">Podrá entrar en la sección de viajes y consultar la información, itinerario y valoraciones de <text:tab/>cada uno de éstos.</text:span></text:p>
      <text:p text:style-name="P27"><text:span text:style-name="T11"/></text:p>
      <text:p text:style-name="P27"><text:span text:style-name="T11"><text:tab/></text:span><text:span text:style-name="T19">1.</text:span><text:span text:style-name="T22">2</text:span><text:span text:style-name="T19">.3 Realizar búsquedas de viajes</text:span></text:p>
      <text:p text:style-name="P27"><text:span text:style-name="T11"><text:tab/>En la sección de viajes podrá realizar búsquedas filtradas según un intervalo de precio o <text:tab/>según la valoración mínima del viaje.</text:span></text:p>
      <text:p text:style-name="P27"><text:span text:style-name="T11"/></text:p>
      <text:p text:style-name="P27"><text:span text:style-name="T11"><text:tab/></text:span><text:span text:style-name="T19">1.</text:span><text:span text:style-name="T22">2</text:span><text:span text:style-name="T19">.4 Hacer uso del formulario interactivo</text:span></text:p>
      <text:p text:style-name="P27"><text:span text:style-name="T11"><text:tab/>Tendrá a su disposición en todo momento un formulario interactivo que le ayudará a <text:tab/>encontrar su experiencia ideal según una serie de parámetros o preferencias que el <text:tab/>usuario podrá marcar o no.</text:span></text:p>
      <text:p text:style-name="P27"><text:span text:style-name="T11"/></text:p>
      <text:p text:style-name="P27"><text:span text:style-name="T11"><text:tab/></text:span><text:span text:style-name="T20">1.</text:span><text:span text:style-name="T22">2</text:span><text:span text:style-name="T20">.5 Acceder a la guía y sección de preguntas frecuentes</text:span></text:p>
      <text:p text:style-name="P27"><text:span text:style-name="T12"><text:tab/>Podrá entrar en la guía y sección de preguntas frecuentes para informarse acerca de Zytrip y <text:tab/>consultar la guía y preguntas frecuentes acerca de la navegación básica</text:span></text:p>
      <text:p text:style-name="P27"><text:span text:style-name="T11"/></text:p>
      <text:p text:style-name="P27"><text:span text:style-name="T11"><text:tab/></text:span><text:span text:style-name="T21">1.</text:span><text:span text:style-name="T22">2</text:span><text:span text:style-name="T21">.6 Consultar los resultados de la Técnica de Recomendación por Popularidad</text:span></text:p>
      <text:p text:style-name="P27"><text:span text:style-name="T11"><text:tab/></text:span><text:span text:style-name="T13">Tendrá a su disposición los resultados de la técnica de recomendación por popularidad, la <text:tab/>cual mostrará al usuario las experiencias más populares entre <text:s/>los usuarios, es decir, las más <text:tab/>realizadas y que tengan una mejor valoración.</text:span></text:p>
      <text:p text:style-name="P27"><text:span text:style-name="T13"/></text:p>
      <text:p text:style-name="P27"><text:span text:style-name="T13"><text:tab/></text:span><text:span text:style-name="T21">1.</text:span><text:span text:style-name="T22">2</text:span><text:span text:style-name="T21">.7 Consultar los resultados de los viajes parecidos a los visitados en la navegación</text:span></text:p>
      <text:p text:style-name="P27"><text:span text:style-name="T11"><text:tab/></text:span><text:span text:style-name="T13">Tendrá a su disposición los resultados de aquellos viajes parecidos a los ya visitados durante <text:tab/>su navegación.</text:span></text:p>
      <text:p text:style-name="P22"><text:span text:style-name="T3"><text:tab/></text:span></text:p>
      <text:p text:style-name="P22"><text:span text:style-name="T5"><text:tab/></text:span><text:span text:style-name="T37">1.2.8 Acceder al perfil de usuario</text:span></text:p>
      <text:p text:style-name="P21"><text:span text:style-name="T37"><text:tab/></text:span><text:span text:style-name="T27">Podrá acceder a su perfil de usuario y al de otros usuarios</text:span><text:span text:style-name="T37"> </text:span><text:span text:style-name="T28">para consultar los viajes que han <text:tab/></text:span><text:span text:style-name="T30">creado o realizado, l</text:span><text:span text:style-name="T28">os usuarios que siguen </text:span><text:span text:style-name="T30">o para encontrar la información adicional acerca <text:tab/>del usuario que les permita ponerse en contacto con ellos.</text:span></text:p>
      <text:p text:style-name="P22"><text:span text:style-name="T28"/></text:p>
      <text:p text:style-name="P22"><text:span text:style-name="T28"><text:tab/></text:span><text:span text:style-name="T38">1.2.9 Completar la información de su perfil</text:span></text:p>
      <text:p text:style-name="P22"><text:span text:style-name="T38"><text:tab/></text:span><text:span text:style-name="T29">El usuario podrá completar en todo momento, y de forma opcional, la información de su <text:tab/>perfil, de forma que otros usuarios puedan saber más de él.</text:span></text:p>
      <text:p text:style-name="P22"><text:span text:style-name="T3"/></text:p>
      <text:p text:style-name="P10"><text:span text:style-name="T52"><text:tab/>1.2.10 </text:span><text:span text:style-name="T53">Realizar valoraciones de los viajes</text:span></text:p>
      <text:p text:style-name="P10"><text:span text:style-name="T53"><text:tab/></text:span><text:span text:style-name="T51">El usuario podrá valorar un viaje mediante una puntuación de 0-5 y un comentario <text:tab/>opcional del mismo.</text:span></text:p>
      <text:p text:style-name="P10"/>
      <text:p text:style-name="P10"><text:soft-page-break/></text:p>
      <text:p text:style-name="P10"><text:span text:style-name="T55"><text:tab/></text:span><text:span text:style-name="T54">1.2.11 Publicar viajes</text:span></text:p>
      <text:p text:style-name="P24"><text:span text:style-name="T9"><text:tab/></text:span><text:span text:style-name="T14">Podrá publicar su viaje mediante el formulario de “Cuéntanos tu experiencia” de forma que <text:tab/>hará pública su experiencia en un viaje que haya realizado, de forma que otros usuarios <text:tab/>puedan descubrirla y valorarla.</text:span></text:p>
      <text:p text:style-name="P21"><text:span text:style-name="T6"/></text:p>
      <text:p text:style-name="P21"><text:span text:style-name="T6"><text:tab/></text:span><text:span text:style-name="T39">1.2.12 </text:span><text:span text:style-name="T40">Seguir a otros usuarios</text:span></text:p>
      <text:p text:style-name="P38"><text:span text:style-name="T41"><text:tab/></text:span><text:span text:style-name="T26">Podrá seguir a otros usuarios y añadirlos a su lista de amigos.</text:span></text:p>
      <text:p text:style-name="P38"><text:span text:style-name="T26"/></text:p>
      <text:p text:style-name="P39"><text:span text:style-name="T40"><text:tab/>1.2.13 </text:span><text:span text:style-name="T42">Realizar la encuesta de satisfacción de usuario</text:span></text:p>
      <text:p text:style-name="P40"><text:span text:style-name="T31"><text:tab/>Podrá valorar su satisfacción con los resultados obtenidos y navegación a través del <text:tab/>formulario “Queremos saber tu opinión”.</text:span></text:p>
      <text:p text:style-name="P40"><text:span text:style-name="T31"/></text:p>
      <text:p text:style-name="P40"><text:span text:style-name="T31"><text:tab/></text:span><text:span text:style-name="T42">1.2.14 Consultar los resultados de la Técnica de Recomendación por Conocimiento</text:span></text:p>
      <text:p text:style-name="P40"><text:span text:style-name="T31"><text:tab/>Tendrá a su disposición los resultados de la técnica de recomendación por conocimiento <text:tab/>obtenidos según la actividad y valoración que el usuario realice en las experiencias <text:tab/>propuestas por otros usuarios.</text:span></text:p>
      <text:p text:style-name="P40"><text:span text:style-name="T31"/></text:p>
      <text:p text:style-name="P41"><text:span text:style-name="T26"><text:tab/></text:span><text:span text:style-name="T41">1.2.15 Consultar los resultados de la Técnica de Recomendación <text:s/>Filtrado Colaborativa</text:span></text:p>
      <text:p text:style-name="P41"><text:span text:style-name="T41"><text:tab/></text:span><text:span text:style-name="T26">Tendrá a su disposición los resultados de la técnica de recomendación por filtrado <text:tab/>colaborativo, obtenidos según los usuarios con los que comparte opinión en <text:tab/>experiencias de otros usuarios.</text:span></text:p>
      <text:p text:style-name="P41"><text:span text:style-name="T26"/></text:p>
      <text:p text:style-name="P41"><text:span text:style-name="T26"><text:tab/></text:span><text:span text:style-name="T41">1.2.16 Consultar los resultados de las recomendaciones según los usuarios que sigue</text:span></text:p>
      <text:p text:style-name="P41"><text:span text:style-name="T26"><text:tab/>Tendrá a su disposición los resultados de las recomendaciones de experiencias según los <text:tab/>usuarios a los que siga.</text:span></text:p>
      <text:p text:style-name="P41"><text:span text:style-name="T26"/></text:p>
      <text:p text:style-name="P41"><text:span text:style-name="T26"><text:tab/></text:span></text:p>
      <text:p text:style-name="P42"><text:span text:style-name="T45">1.3 Usuario Administrador</text:span></text:p>
      <text:p text:style-name="P42"><text:span text:style-name="T45"/></text:p>
      <text:p text:style-name="P43"><text:span text:style-name="T32">El usuario </text:span><text:span text:style-name="T33">administrador</text:span><text:span text:style-name="T32"> </text:span><text:span text:style-name="T34">puede</text:span><text:span text:style-name="T32">:</text:span></text:p>
      <text:p text:style-name="P43"><text:span text:style-name="T32"/></text:p>
      <text:p text:style-name="P43"><text:span text:style-name="T32"><text:tab/></text:span><text:span text:style-name="T43">1.3.1 Realizar las operaciones CRUD básicas</text:span></text:p>
      <text:p text:style-name="P43"><text:span text:style-name="T43"><text:tab/></text:span><text:span text:style-name="T35">Podrá realizar las operaciones CRUD básicas que le permitan la </text:span><text:span text:style-name="T36">administración (</text:span><text:span text:style-name="T35">creación, <text:tab/>modificación o eliminación</text:span><text:span text:style-name="T36">)</text:span><text:span text:style-name="T35"> de cada uno de los objetos perteneciente a los distintos modelos <text:tab/>de la aplicación.</text:span></text:p>
      <text:p text:style-name="P43"><text:span text:style-name="T35"/></text:p>
      <text:p text:style-name="P43"><text:span text:style-name="T35"><text:tab/></text:span><text:span text:style-name="T43">1.3.2 Acceder al apartado de Testing</text:span></text:p>
      <text:p text:style-name="P43"><text:span text:style-name="T35"><text:tab/>Podrá acceder al apartado de testing para realizar cada unas de las pruebas de las técnicas y <text:tab/>algoritmos usadas más relevantes en la aplicación y así comprobar su funcionamiento.</text:span></text:p>
      <text:p text:style-name="P43"><text:span text:style-name="T35"/></text:p>
      <text:p text:style-name="P43"><text:span text:style-name="T35"><text:tab/></text:span><text:span text:style-name="T43">1.3.3 Acceder al </text:span><text:span text:style-name="T44">apartado de Estadísticas</text:span></text:p>
      <text:p text:style-name="P43"><text:span text:style-name="T44"><text:tab/></text:span><text:span text:style-name="T36">Podrá acceder al apartado de estadísticas para comprobar los resultados de las encuestas de <text:tab/>usuario realizadas y como evoluciona la satisfacción de estas encuestas. Además podrá <text:tab/>consultar las últimas valoraciones, y a su vez, las más críticas pertenecientes a dichas <text:tab/>encuestas.</text:span></text:p>
      <text:p text:style-name="P43"><text:span text:style-name="T35"/></text:p>
      <text:p text:style-name="P34"><text:span text:style-name="T45"/></text:p>
      <text:p text:style-name="P41"><text:soft-page-break/><text:span text:style-name="T41"/></text:p>
      <text:p text:style-name="P7">Requisitos <text:span text:style-name="T56">No F</text:span>uncionales</text:p>
      <text:p text:style-name="P11">Descripción de los requisitos no funcionales, categorizados por tipo</text:p>
      <text:p text:style-name="P11"/>
      <text:p text:style-name="P20">1. Eficiencia</text:p>
      <text:p text:style-name="P12"><text:tab/></text:p>
      <text:list xml:id="list2741276244" text:style-name="L5">
        <text:list-header>
          <text:p text:style-name="P35"><text:span text:style-name="T46">1.1 </text:span><text:span text:style-name="T45">Eficiencia en las búsquedas</text:span></text:p>
          <text:p text:style-name="P14"><text:span text:style-name="T50">Las búsquedas interactivas o por filtros son lo más sencillas posibles, permitiendo la obtención de resultados y consultas con un tiempo menor a 5 segundos.</text:span></text:p>
        </text:list-header>
      </text:list>
      <text:p text:style-name="P18"/>
      <text:p text:style-name="P20">2. Seguridad Lógica y de datos</text:p>
      <text:p text:style-name="P19"/>
      <text:p text:style-name="P15"><text:span text:style-name="T49"><text:tab/>2.1 Permisos de acceso</text:span></text:p>
      <text:p text:style-name="P15"><text:span text:style-name="T49"><text:tab/></text:span>Los permisos de acceso al sistema podrán ser cambiados únicamente por el administrador de <text:tab/>acceso a datos.</text:p>
      <text:p text:style-name="P15"/>
      <text:p text:style-name="P20">3. Usabilidad</text:p>
      <text:p text:style-name="P15"/>
      <text:list xml:id="list123856775595456" text:continue-numbering="true" text:style-name="L5">
        <text:list-header>
          <text:p text:style-name="P13"><text:span text:style-name="T58">3.1 </text:span>Navegabilidad de los usuarios</text:p>
          <text:p text:style-name="P16">Búsquedas sencillas e intuitivas, <text:span text:style-name="T57">además de la existencia de formularios y herramientas que facilitan la experiencia de uso del usuario.</text:span></text:p>
        </text:list-header>
      </text:list>
      <text:p text:style-name="P17"/>
      <text:list xml:id="list123857071340528" text:continue-numbering="true" text:style-name="L5">
        <text:list-header>
          <text:p text:style-name="P36"><text:span text:style-name="T46">3.2 </text:span><text:span text:style-name="T47">A</text:span><text:span text:style-name="T45">ccesibilidad de los usuarios</text:span></text:p>
          <text:p text:style-name="P29"><text:span text:style-name="T10">Disponibilidad de cambio de sensibilidad (tema claro y tema oscuro) para poder facilitar la navegación a distintos tipos de usuarios.</text:span></text:p>
        </text:list-header>
      </text:list>
      <text:p text:style-name="P30"><text:span text:style-name="T10"/></text:p>
      <text:p text:style-name="P30"><text:span text:style-name="T16"><text:tab/></text:span><text:span text:style-name="T23">3.3 Manuales de usuario</text:span></text:p>
      <text:p text:style-name="P30"><text:span text:style-name="T16"><text:tab/>El sistema cuenta con un manual de usuario además de una sección de preguntas frecuentes <text:tab/>para facilitar respuesta a posibles dudas que se le presenten al usuario.</text:span></text:p>
      <text:p text:style-name="P31"><text:span text:style-name="T10"/></text:p>
      <text:p text:style-name="P32"><text:span text:style-name="T10"><text:tab/></text:span></text:p>
      <text:list xml:id="list123856317309864" text:continue-numbering="true" text:style-name="L5">
        <text:list-header>
          <text:p text:style-name="P33"><text:span text:style-name="T15"/></text:p>
        </text:list-header>
      </text:list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fo:font-weight="bold" officeooo:rsid="0011082f" officeooo:paragraph-rsid="0011082f" style:font-weight-asian="bold" style:font-weight-complex="bold"/>
    </style:style>
    <style:style style:name="MP2" style:family="paragraph" style:parent-style-name="Header">
      <style:text-properties officeooo:paragraph-rsid="0011082f"/>
    </style:style>
    <style:style style:name="MT1" style:family="text">
      <style:text-properties fo:color="#b2b2b2" fo:font-weight="bold" officeooo:rsid="001fff75" style:font-weight-asian="bold" style:font-weight-complex="bold"/>
    </style:style>
    <style:style style:name="MT2" style:family="text">
      <style:text-properties fo:color="#b2b2b2" fo:font-weight="bold" officeooo:rsid="0011082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álisis de requisitos</text:p>
        <text:p text:style-name="MP2"><text:span text:style-name="MT1">Zytrip: </text:span><text:span text:style-name="MT2">Casos de uso<text:tab/><text:tab/>Miguel Manzano Martín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4T10:30:15.001014806</meta:creation-date>
    <dc:date>2022-12-14T12:32:48.625135676</dc:date>
    <meta:editing-duration>PT1H38M59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4" meta:paragraph-count="87" meta:word-count="1084" meta:character-count="6911" meta:non-whitespace-character-count="5812"/>
  </office:meta>
</office:document-meta>
</file>